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8000001324F91C9F27068A8B9.png" manifest:media-type="image/png"/>
  <manifest:file-entry manifest:full-path="Pictures/10003DE600009EC0000042E019DBE2CC145B73AA.wmf" manifest:media-type="image/x-wmf"/>
  <manifest:file-entry manifest:full-path="Pictures/10006A3100000BB70000178AB6095D08808B5404.svg" manifest:media-type="image/svg+xml"/>
  <manifest:file-entry manifest:full-path="Pictures/1000000100000442000001CB75FA4663B571DF73.png" manifest:media-type="image/png"/>
  <manifest:file-entry manifest:full-path="Pictures/10000001000003CF0000028B723F076B7DB8DF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000000" loext:opacity="100%" style:font-name="Arial" fo:font-size="22pt" style:font-size-asian="22pt" style:font-size-complex="22pt"/>
    </style:style>
    <style:style style:name="T1" style:family="text">
      <style:text-properties fo:color="#000000" loext:opacity="100%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97cm" svg:height="12.817cm" svg:x="5.413cm" svg:y="4.142cm">
          <draw:image xlink:href="Pictures/10000001000003CF0000028B723F076B7DB8DF3F.png" xlink:type="simple" xlink:show="embed" xlink:actuate="onLoad" draw:mime-type="image/png">
            <text:p/>
          </draw:image>
        </draw:frame>
        <draw:path draw:style-name="gr2" draw:text-style-name="P2" draw:layer="layout" svg:width="15.52cm" svg:height="1.463cm" draw:transform="rotate (-0.975813584790031) translate (9.64465042656905cm 3.75628256736746cm)" svg:viewBox="0 0 15521 1464" svg:d="M0 1464c4247-275 11249-1066 15521-1464">
          <text:p/>
        </draw:path>
        <draw:frame draw:style-name="gr3" draw:text-style-name="P4" draw:layer="layout" svg:width="4.539cm" svg:height="1.119cm" svg:x="16.77cm" svg:y="14.589cm">
          <draw:text-box>
            <text:p text:style-name="P3"><text:span text:style-name="T1">Rittergasse</text:span></text:p>
          </draw:text-box>
        </draw:frame>
        <draw:frame draw:style-name="gr4" draw:text-style-name="P6" draw:layer="layout" svg:width="4.037cm" svg:height="1.987cm" svg:x="11.127cm" svg:y="13.825cm">
          <draw:text-box>
            <text:p text:style-name="P5"><text:span text:style-name="T1">Bäumlein-gasse</text:span></text:p>
          </draw:text-box>
        </draw:frame>
        <draw:frame draw:style-name="gr5" draw:text-style-name="P2" draw:layer="layout" svg:width="1.139cm" svg:height="0.48cm" draw:transform="rotate (-0.725184304203643) translate (16.196cm 15.04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5" draw:text-style-name="P2" draw:layer="layout" svg:width="1.139cm" svg:height="0.48cm" draw:transform="rotate (-0.772133661082292) translate (15.357cm 14.25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5" draw:text-style-name="P2" draw:layer="layout" svg:width="1.139cm" svg:height="0.481cm" draw:transform="rotate (2.26421563861224) translate (15.495cm 12.34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5" draw:text-style-name="P2" draw:layer="layout" svg:width="1.139cm" svg:height="0.481cm" draw:transform="rotate (2.26421563861224) translate (16.117cm 13.16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5" draw:text-style-name="P2" draw:layer="layout" svg:width="1.139cm" svg:height="0.481cm" draw:transform="rotate (2.26421563861224) translate (9.776cm 5.3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6" draw:text-style-name="P1" draw:layer="layout" svg:width="0.69cm" svg:height="1.4cm" svg:x="7.026cm" svg:y="4.438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frame draw:style-name="gr6" draw:text-style-name="P1" draw:layer="layout" svg:width="0.69cm" svg:height="1.4cm" svg:x="10.025cm" svg:y="4.349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15T07:37:22.496564937</meta:creation-date>
    <dc:date>2022-08-18T16:36:46.494668627</dc:date>
    <meta:editing-duration>PT32M48S</meta:editing-duration>
    <meta:editing-cycles>7</meta:editing-cycles>
    <meta:generator>LibreOffice/7.3.4.2$MacOSX_X86_64 LibreOffice_project/728fec16bd5f605073805c3c9e7c4212a0120dc5</meta:generator>
    <meta:document-statistic meta:object-count="11"/>
  </office:meta>
</office:document-meta>
</file>